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b5604" officeooo:paragraph-rsid="001b5604"/>
    </style:style>
    <style:style style:name="P2" style:family="paragraph" style:parent-style-name="Standard">
      <style:paragraph-properties fo:text-align="start" style:justify-single-word="false"/>
      <style:text-properties fo:font-weight="bold" officeooo:rsid="001b5604" officeooo:paragraph-rsid="001b5604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tyle="italic" fo:font-weight="normal" officeooo:rsid="001b5604" officeooo:paragraph-rsid="001b5604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officeooo:rsid="001b5604" officeooo:paragraph-rsid="001b5604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officeooo:rsid="001bb077" officeooo:paragraph-rsid="001bb077" style:font-style-asian="normal" style:font-weight-asian="normal" style:font-style-complex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tyle="normal" fo:font-weight="normal" officeooo:rsid="001bb077" officeooo:paragraph-rsid="001bb077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normal" fo:font-weight="bold" officeooo:rsid="001bb077" officeooo:paragraph-rsid="001bb077" style:font-style-asian="normal" style:font-weight-asian="bold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o de clusterização | Bank Marketing Strategy |</text:p>
      <text:p text:style-name="P1"/>
      <text:p text:style-name="P3">Nota: O contexto a seguir é completamente fictício. A empresa, contexto, CEO e as perguntas de negócio só existem (talvez) em uma outra realidade alternativa.</text:p>
      <text:p text:style-name="P3"/>
      <text:p text:style-name="P2">A empresa </text:p>
      <text:p text:style-name="P4">O Muu Bank, é um banco internacional que fornece uma gama enorme de produtos financeiros.</text:p>
      <text:p text:style-name="P4">A cada trimestre, lideres se reúnem para decidir os objetivos da empresa nos próximos meses. Na pauta da última reunião, uma das metas elencadas é a criação de uma estratégia de marketing com foco em clientes que usam cartão de crédito.</text:p>
      <text:p text:style-name="P5">Para desempenhar tal tarefa, a equipe de Cientista de Dados (no caso, equipe de uma só pessoa) conta com uma base de dados de aproximadamente 9.000 registros de usuários ativos, durante o período dos últimos 6 meses.</text:p>
      <text:p text:style-name="P5"/>
      <text:p text:style-name="P7">O desafio</text:p>
      <text:p text:style-name="P5">O objetivo principal é criar um produto de dados focado na segmentação de clientes que direcionará a estratégia de marketing tendo como exigência os seguintes resultados:</text:p>
      <text:list xml:id="list2109187054" text:style-name="L1">
        <text:list-item>
          <text:p text:style-name="P6">Criar segmentação dos clientes baseado em critérios <text:span text:style-name="T1">claros </text:span>de seleção;</text:p>
        </text:list-item>
        <text:list-item>
          <text:p text:style-name="P6">Tornar a segmentação de clientes acessível para o time de operações;</text:p>
        </text:list-item>
        <text:list-item>
          <text:p text:style-name="P6">Auxiliar o time de operações quanto ao uso da solução;</text:p>
        </text:list-item>
        <text:list-item>
          <text:p text:style-name="P6">Recomendar 2-3 alavancas de negócio para cada seguimento de clientes;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1T13:20:45.096099287</meta:creation-date>
    <dc:date>2022-11-11T13:39:53.296585821</dc:date>
    <meta:editing-duration>PT8M8S</meta:editing-duration>
    <meta:editing-cycles>1</meta:editing-cycles>
    <meta:document-statistic meta:table-count="0" meta:image-count="0" meta:object-count="0" meta:page-count="1" meta:paragraph-count="12" meta:word-count="201" meta:character-count="1209" meta:non-whitespace-character-count="1023"/>
    <meta:generator>LibreOffice/7.3.6.2$Linux_X86_64 LibreOffice_project/30$Build-2</meta:generator>
  </office:meta>
</office:document-meta>
</file>